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6f03" officeooo:paragraph-rsid="001f6f03"/>
    </style:style>
    <style:style style:name="P2" style:family="paragraph" style:parent-style-name="Standard">
      <style:text-properties fo:font-weight="bold" officeooo:rsid="001f6f03" officeooo:paragraph-rsid="001f6f0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Y21 McIntire-Stennis Budget Justification</text:p>
      <text:p text:style-name="P1"/>
      <text:p text:style-name="P1"><text:span text:style-name="T1">Staff Salary/Benefits</text:span> will be used to fund a stipend for Annette Kang, a Cornell University PhD candidate in Entomology from Guam. Ms. Kang will complete a datamining project to extract data from legacy literature on Guam’s insects.</text:p>
      <text:p text:style-name="P1"/>
      <text:p text:style-name="P1"><text:span text:style-name="T1">Travel</text:span> will facilitate UOG participation in professional meetings and workshops on biological</text:p>
      <text:p text:style-name="P1">collections and biodiversity informatics such as those hosted by the Integrated Digitized</text:p>
      <text:p text:style-name="P1">Biocollections Project (iDigBio) and the Entomological Collections Network (ECN). </text:p>
      <text:p text:style-name="P1"/>
      <text:p text:style-name="P1"><text:span text:style-name="T1">Materials and Supplies </text:span>will fund entomological supplies required to maintain the UOG insect</text:p>
      <text:p text:style-name="P1">collection. Some of this money will be used for shipping specimens for identification by</text:p>
      <text:p text:style-name="P1">taxonomi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21-05-25T09:02:24.899284636</meta:creation-date>
    <dc:date>2021-05-25T09:09:53.561317338</dc:date>
    <dc:creator>Aubrey Moore</dc:creator>
    <meta:editing-duration>PT7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2" meta:character-count="729" meta:non-whitespace-character-count="634"/>
  </office:meta>
</office:document-meta>
</file>